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5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ORDOVA RIOS NESTOR FERNAND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108505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265708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ORDOVA RIOS NESTOR FERNAND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108505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2 657 081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2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.1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6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5/10/2021</text:p>
          </table:table-cell>
          <table:table-cell table:style-name="Tabla2.A3" office:value-type="string">
            <text:p text:style-name="P22">4691199</text:p>
          </table:table-cell>
          <table:table-cell table:style-name="Tabla2.D3" office:value-type="string">
            <text:p text:style-name="P23">6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0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5T22:48:4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